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75in"/>
    </style:style>
    <style:style style:name="Table1.G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2896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1f3" officeooo:paragraph-rsid="000dd1f3"/>
    </style:style>
    <style:style style:name="P2" style:family="paragraph" style:parent-style-name="Standard">
      <style:text-properties fo:font-style="italic" officeooo:rsid="001550ae" officeooo:paragraph-rsid="001550ae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50ae" officeooo:paragraph-rsid="001550a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0f7b5a" officeooo:paragraph-rsid="000f7b5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dd1f3" officeooo:paragraph-rsid="000dd1f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2329" officeooo:paragraph-rsid="002223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f2354" officeooo:paragraph-rsid="001f235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30a09"/>
    </style:style>
    <style:style style:name="P9" style:family="paragraph" style:parent-style-name="Standard">
      <style:text-properties officeooo:paragraph-rsid="0013c778"/>
    </style:style>
    <style:style style:name="P10" style:family="paragraph" style:parent-style-name="Table_20_Contents">
      <style:paragraph-properties fo:text-align="center" style:justify-single-word="false"/>
      <style:text-properties officeooo:rsid="0016df6e" officeooo:paragraph-rsid="0016df6e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6df6e" officeooo:paragraph-rsid="0016df6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778d3" officeooo:paragraph-rsid="001778d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1778d3" officeooo:paragraph-rsid="001778d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1e02fc" officeooo:paragraph-rsid="001e02fc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1550ae" officeooo:paragraph-rsid="0013c77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550ae" officeooo:paragraph-rsid="001550a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778d3" officeooo:paragraph-rsid="001778d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78d3" officeooo:paragraph-rsid="001778d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2329" officeooo:paragraph-rsid="00222329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91d9d" officeooo:paragraph-rsid="00222329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91d9d" officeooo:paragraph-rsid="00191d9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df6e" officeooo:paragraph-rsid="0016df6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02fc" officeooo:paragraph-rsid="00191d9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778d3" officeooo:paragraph-rsid="001778d3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1550ae" officeooo:paragraph-rsid="001550ae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191d9d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222329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234ec0" officeooo:paragraph-rsid="00234e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50ae" style:font-style-asian="italic" style:font-style-complex="italic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37b09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91d9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e02f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232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1550a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style:text-underline-style="none" fo:font-weight="normal" officeooo:rsid="00130a09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style:text-underline-style="none" fo:font-weight="normal" officeooo:rsid="00137b09" style:font-style-asian="normal" style:font-weight-asian="normal" style:font-style-complex="normal" style:font-weight-complex="normal"/>
    </style:style>
    <style:style style:name="T19" style:family="text">
      <style:text-properties officeooo:rsid="001778d3"/>
    </style:style>
    <style:style style:name="fr1" style:family="graphic" style:parent-style-name="Formula">
      <style:graphic-properties style:vertical-pos="from-top" style:horizontal-pos="from-left" style:horizontal-rel="paragraph-content" fo:padding="0.0201in" fo:border="none" style:shadow="none" draw:shadow-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in Keeling</text:p>
      <text:p text:style-name="P1">CSCI-491</text:p>
      <text:p text:style-name="P1">Writing Assignment 1</text:p>
      <text:p text:style-name="P1">26 September, 2019</text:p>
      <text:p text:style-name="P1"/>
      <text:p text:style-name="P1"/>
      <text:p text:style-name="P1"><text:span text:style-name="T1">1) <text:s/></text:span>Create a regex for street addresses.</text:p>
      <text:p text:style-name="P1">A street address consists of a <text:span text:style-name="T1">number</text:span><text:span text:style-name="T2">, </text:span><text:span text:style-name="T3">followed</text:span><text:span text:style-name="T4"> by a </text:span><text:span text:style-name="T5">optional </text:span><text:span text:style-name="T8">letter </text:span><text:span text:style-name="T9">(house/apartment number), </text:span><text:span text:style-name="T14">then</text:span><text:span text:style-name="T9"> one or more </text:span><text:span text:style-name="T8">Capitalized words</text:span><text:span text:style-name="T9">. The end is either: “Dr.”, “Rd.” or “St.” </text:span></text:p>
      <text:p text:style-name="P4"/>
      <text:p text:style-name="P8"><text:span text:style-name="T17">[0-9]+( [A-Z0-9])? ([A-Z][a-z]+ )+(Dr\.|St\.|Rd\.)^[0-9]+ [A-Za-z]? [A-Za-z]+ (Dr\.|Rd\.|St\.) </text:span><text:span text:style-name="T18"><text:s/></text:span><text:a xlink:type="simple" xlink:href="http://regexpal.com.s3-website-us-east-1.amazonaws.com/" text:style-name="Internet_20_link" text:visited-style-name="Visited_20_Internet_20_Link"><text:span text:style-name="T10">http://regexpal.com.s3-website-us-east-1.amazonaws.com/</text:span></text:a></text:p>
      <text:p text:style-name="P5"/>
      <text:p text:style-name="P9"><text:span text:style-name="T1">2) </text:span>The two key assumptions made in <text:span text:style-name="T6">N</text:span><text:span text:style-name="T7">aiv</text:span><text:span text:style-name="T6">e </text:span><text:span text:style-name="T7">Bayes </text:span><text:span text:style-name="T15">are:</text:span></text:p>
      <text:list xml:id="list1360909376" text:style-name="L1">
        <text:list-item>
          <text:p text:style-name="P15">Words are conditionally independent.</text:p>
        </text:list-item>
        <text:list-item>
          <text:p text:style-name="P25"><text:span text:style-name="T16">Position of words do </text:span><text:span text:style-name="T14">not</text:span><text:span text:style-name="T9"> matter.</text:span></text:p>
          <text:p text:style-name="P16"/>
        </text:list-item>
      </text:list>
      <text:p text:style-name="P24">Calculate Naive Bayes: </text:p>
      <text:p text:style-name="P17"><draw:frame draw:style-name="fr1" draw:name="Object7" text:anchor-type="as-char" svg:y="-0.2799in" svg:width="4.0425in" svg:height="0.4646in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8"/>
      <text:list xml:id="list3789695212" text:style-name="L2">
        <text:list-item>
          <text:p text:style-name="P20">Priors: (class c: 3/4 , <text:s/>class j: 1/4)</text:p>
        </text:list-item>
      </text:list>
      <text:p text:style-name="P22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office:value-type="string">
            <text:p text:style-name="P11">Known Words</text:p>
          </table:table-cell>
          <table:table-cell table:style-name="Table1.A1" office:value-type="string">
            <text:p text:style-name="P10">Chinese</text:p>
          </table:table-cell>
          <table:table-cell table:style-name="Table1.A1" office:value-type="string">
            <text:p text:style-name="P10">Beijing</text:p>
          </table:table-cell>
          <table:table-cell table:style-name="Table1.A1" office:value-type="string">
            <text:p text:style-name="P10">Shanghai</text:p>
          </table:table-cell>
          <table:table-cell table:style-name="Table1.A1" office:value-type="string">
            <text:p text:style-name="P10">Maceo</text:p>
          </table:table-cell>
          <table:table-cell table:style-name="Table1.A1" office:value-type="string">
            <text:p text:style-name="P10">Tokyo</text:p>
          </table:table-cell>
          <table:table-cell table:style-name="Table1.G1" office:value-type="string">
            <text:p text:style-name="P10">Japan</text:p>
          </table:table-cell>
        </table:table-row>
        <table:table-row table:style-name="Table1.2">
          <table:table-cell table:style-name="Table1.A2" office:value-type="string">
            <text:p text:style-name="P11">Freq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G2" office:value-type="string">
            <text:p text:style-name="P10">1</text:p>
          </table:table-cell>
        </table:table-row>
        <table:table-row table:style-name="Table1.2">
          <table:table-cell table:style-name="Table1.A2" office:value-type="string">
            <text:p text:style-name="P11">Probability <text:span text:style-name="T19">for</text:span></text:p>
            <text:p text:style-name="P12">Class <text:span text:style-name="T6">c</text:span></text:p>
          </table:table-cell>
          <table:table-cell table:style-name="Table1.A2" office:value-type="string">
            <text:p text:style-name="P10"><draw:frame draw:style-name="fr2" draw:name="Object1" text:anchor-type="as-char" svg:y="-0.2437in" svg:width="0.1992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0"><draw:frame draw:style-name="fr2" draw:name="Object2" text:anchor-type="as-char" svg:y="-0.2437in" svg:width="0.1992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3" text:anchor-type="as-char" svg:y="-0.2437in" svg:width="0.199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4" text:anchor-type="as-char" svg:y="-0.2437in" svg:width="0.1992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14">0</text:p>
          </table:table-cell>
          <table:table-cell table:style-name="Table1.G2" office:value-type="string">
            <text:p text:style-name="P14">0</text:p>
          </table:table-cell>
        </table:table-row>
        <table:table-row table:style-name="Table1.2">
          <table:table-cell table:style-name="Table1.A2" office:value-type="string">
            <text:p text:style-name="P12">Probability</text:p>
            <text:p text:style-name="P12">for</text:p>
            <text:p text:style-name="P12">Class <text:span text:style-name="T6">j</text:span></text:p>
          </table:table-cell>
          <table:table-cell table:style-name="Table1.A2" office:value-type="string">
            <text:p text:style-name="P13"><draw:frame draw:style-name="fr2" draw:name="Object8" text:anchor-type="as-char" svg:y="-0.2437in" svg:width="0.198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0"><draw:frame draw:style-name="fr2" draw:name="Object9" text:anchor-type="as-char" svg:y="-0.2437in" svg:width="0.198in" svg:height="0.3929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G2" office:value-type="string">
            <text:p text:style-name="P10"><draw:frame draw:style-name="fr2" draw:name="Object10" text:anchor-type="as-char" svg:y="-0.2437in" svg:width="0.198in" svg:height="0.3929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</table:table>
      <text:p text:style-name="P22"/>
      <text:list xml:id="list4130786853" text:style-name="L3">
        <text:list-item>
          <text:p text:style-name="P21">Given Test Documents; of “Chinese Chinese Chinese Tokyo Japan”</text:p>
        </text:list-item>
        <text:list-item>
          <text:p text:style-name="P21"><draw:frame draw:style-name="fr2" draw:name="Object13" text:anchor-type="as-char" svg:y="-0.7307in" svg:width="5.6693in" svg:height="1.4016in" draw:z-index="8"><draw:object xlink:href="./Object 13" xlink:type="simple" xlink:show="embed" xlink:actuate="onLoad"/><draw:image xlink:href="./ObjectReplacements/Object 13" xlink:type="simple" xlink:show="embed" xlink:actuate="onLoad"/></draw:frame></text:p>
          <text:list>
            <text:list-item>
              <text:p text:style-name="P26"><text:span text:style-name="T11"><text:tab/></text:span><text:span text:style-name="T12">Thus, class j has a higher probability than class c, so j is the most likely class the Test doc will be predicted as.</text:span></text:p>
            </text:list-item>
          </text:list>
        </text:list-item>
      </text:list>
      <text:p text:style-name="P23"/>
      <text:p text:style-name="P23"/>
      <text:p text:style-name="P7"><text:soft-page-break/>Using Lapace Smoothing: <draw:frame draw:style-name="fr2" draw:name="Object6" text:anchor-type="as-char" svg:y="-0.2728in" svg:width="1.7453in" svg:height="0.437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list xml:id="list3635526769" text:style-name="L4">
        <text:list-item>
          <text:p text:style-name="P27"><text:span text:style-name="T13">V = {Chinese, Beijing, Shanghai, Macao, Tokyo, Japan} ; |V| = 6</text:span></text:p>
        </text:list-item>
      </text:list>
      <text:p text:style-name="P6"/>
      <text:list xml:id="list140140110090282" text:continue-numbering="true" text:style-name="L4">
        <text:list-item>
          <text:p text:style-name="P27"><text:span text:style-name="T13"><draw:frame draw:style-name="fr2" draw:name="Object5" text:anchor-type="as-char" svg:y="-0.522in" svg:width="2.698in" svg:height="0.9862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text:list>
            <text:list-item>
              <text:p text:style-name="P28"><text:span text:style-name="T13">T</text:span><text:span text:style-name="T9">hus, using the Lapace Smoothing, class c is most likely the Test doc will be predicted as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3"/>
      <text:p text:style-name="P6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44:20.236696140</meta:creation-date>
    <dc:date>2019-09-22T13:58:46.846961902</dc:date>
    <meta:editing-duration>PT36M36S</meta:editing-duration>
    <meta:editing-cycles>9</meta:editing-cycles>
    <meta:generator>LibreOffice/6.0.7.3$Linux_X86_64 LibreOffice_project/00m0$Build-3</meta:generator>
    <meta:document-statistic meta:table-count="1" meta:image-count="0" meta:object-count="11" meta:page-count="2" meta:paragraph-count="52" meta:word-count="186" meta:character-count="1077" meta:non-whitespace-character-count="935"/>
  </office:meta>
</office:document-meta>
</file>

<file path=Object 1/content.xml><?xml version="1.0" encoding="utf-8"?>
<math xmlns="http://www.w3.org/1998/Math/MathML" display="block">
  <semantics>
    <mfrac>
      <mn>5</mn>
      <mn>8</mn>
    </mfrac>
    <annotation encoding="StarMath 5.0">{5} over {8}</annotation>
  </semantics>
</math>
</file>

<file path=Object 10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3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c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c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c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Tokyo</mi>
                    <mtext>|</mtext>
                    <mi>c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Japan</mi>
                    <mtext>|</mtext>
                    <mi>c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row>
              <mfrac>
                <mn>3</mn>
                <mn>4</mn>
              </mfrac>
              <mo stretchy="false">×</mo>
              <mfrac>
                <mn>5</mn>
                <mn>8</mn>
              </mfrac>
              <mo stretchy="false">×</mo>
              <mfrac>
                <mn>5</mn>
                <mn>8</mn>
              </mfrac>
              <mo stretchy="false">×</mo>
              <mfrac>
                <mn>5</mn>
                <mn>8</mn>
              </mfrac>
              <mo stretchy="false">×</mo>
              <mfrac>
                <mn>0</mn>
                <mn>8</mn>
              </mfrac>
              <mo stretchy="false">×</mo>
              <mfrac>
                <mn>0</mn>
                <mn>8</mn>
              </mfrac>
            </mrow>
            <mo stretchy="false">∝</mo>
            <mn>0</mn>
          </mrow>
        </mtd>
      </mtr>
      <mtr>
        <mtd>
          <mrow>
            <mi>P</mi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j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j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Chinese</mi>
                    <mtext>|</mtext>
                    <mi>j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Tokyo</mi>
                    <mtext>|</mtext>
                    <mi>j</mi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 mathvariant="italic">Japan</mi>
                    <mtext>|</mtext>
                    <mi>j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row>
              <mfrac>
                <mn>1</mn>
                <mn>4</mn>
              </mfrac>
              <mo stretchy="false">×</mo>
              <mfrac>
                <mn>1</mn>
                <mn>3</mn>
              </mfrac>
              <mo stretchy="false">×</mo>
              <mfrac>
                <mn>1</mn>
                <mn>3</mn>
              </mfrac>
              <mo stretchy="false">×</mo>
              <mfrac>
                <mn>1</mn>
                <mn>3</mn>
              </mfrac>
              <mo stretchy="false">×</mo>
              <mfrac>
                <mn>1</mn>
                <mn>3</mn>
              </mfrac>
              <mo stretchy="false">×</mo>
              <mfrac>
                <mn>1</mn>
                <mn>3</mn>
              </mfrac>
            </mrow>
            <mo stretchy="false">∝</mo>
            <mn>0.001029</mn>
          </mrow>
        </mtd>
      </mtr>
    </mtable>
    <annotation encoding="StarMath 5.0">P( c ) times 
P( Chinese"|" c ) times
P( Chinese"|" c ) times
P( Chinese"|" c ) times
P( Tokyo"|" c ) times
P( Japan"|" c ) = "" newline
{3 over 4} times {5 over 8} times {5 over 8} times { 5 over 8 } times { 0 over 8} times { 0 over 8 } prop { 0 } newline
P( j ) times 
P( Chinese"|" j ) times
P( Chinese"|" j ) times
P( Chinese"|" j ) times
P( Tokyo"|" j ) times
P( Japan"|" j ) = "" newline

{1 over 4} times {1 over 3} times {1 over 3} times { 1 over 3 } times { 1 over 3} times { 1 over 3 } prop { 0.001029 } newline</annotation>
  </semantics>
</math>
</file>

<file path=Object 2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3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frac>
                <mn>3</mn>
                <mn>4</mn>
              </mfrac>
              <mo stretchy="false">×</mo>
              <mfrac>
                <mn>6</mn>
                <mn>14</mn>
              </mfrac>
              <mo stretchy="false">×</mo>
              <mfrac>
                <mn>6</mn>
                <mn>14</mn>
              </mfrac>
              <mo stretchy="false">×</mo>
              <mfrac>
                <mn>6</mn>
                <mn>14</mn>
              </mfrac>
              <mo stretchy="false">×</mo>
              <mfrac>
                <mn>1</mn>
                <mn>14</mn>
              </mfrac>
              <mo stretchy="false">×</mo>
              <mfrac>
                <mn>1</mn>
                <mn>14</mn>
              </mfrac>
            </mrow>
            <mo stretchy="false">∝</mo>
            <mn>0.001134</mn>
          </mrow>
        </mtd>
      </mtr>
      <mtr>
        <mtd>
          <mrow>
            <mrow>
              <mfrac>
                <mn>1</mn>
                <mn>4</mn>
              </mfrac>
              <mo stretchy="false">×</mo>
              <mfrac>
                <mn>2</mn>
                <mn>9</mn>
              </mfrac>
              <mo stretchy="false">×</mo>
              <mfrac>
                <mn>2</mn>
                <mn>9</mn>
              </mfrac>
              <mo stretchy="false">×</mo>
              <mfrac>
                <mn>2</mn>
                <mn>9</mn>
              </mfrac>
              <mo stretchy="false">×</mo>
              <mfrac>
                <mn>2</mn>
                <mn>9</mn>
              </mfrac>
              <mo stretchy="false">×</mo>
              <mfrac>
                <mn>2</mn>
                <mn>9</mn>
              </mfrac>
            </mrow>
            <mo stretchy="false">∝</mo>
            <mn>0.000135</mn>
          </mrow>
        </mtd>
      </mtr>
    </mtable>
    <annotation encoding="StarMath 5.0">{3 over 4} times {6 over 14} times {6 over 14} times { 6 over 14 } times { 1 over 14} times { 1 over 14 } prop { 0.001134 } newline


{1 over 4} times {2 over 9} times {2 over 9} times { 2 over 9 } times { 2 over 9} times { 2 over 9 } prop { 0.000135 } newline</annotation>
  </semantics>
</math>
</file>

<file path=Object 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sub>
                <mi>w</mi>
                <mi>i</mi>
              </msub>
              <mtext>|</mtext>
              <mi>c</mi>
            </mrow>
          </mrow>
          <mo fence="true" stretchy="false">)</mo>
        </mrow>
        <mo stretchy="false">=</mo>
        <mfrac>
          <mrow>
            <mi mathvariant="italic">cont</mi>
            <mrow>
              <mrow>
                <mo fence="true" stretchy="false">(</mo>
                <mrow>
                  <mrow>
                    <msub>
                      <mi>w</mi>
                      <mi>i</mi>
                    </msub>
                    <mi>,</mi>
                    <mi>c</mi>
                  </mrow>
                </mrow>
                <mo fence="true" stretchy="false">)</mo>
              </mrow>
              <mo stretchy="false">+</mo>
              <mn>1</mn>
            </mrow>
          </mrow>
          <mrow>
            <mi mathvariant="italic">cont</mi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text>|</mtext>
            </mrow>
            <mi>V</mi>
            <mtext>|</mtext>
          </mrow>
        </mfrac>
      </mrow>
    </mrow>
    <annotation encoding="StarMath 5.0">hat P ( w sub i "|" c) = {cont( w sub i , c ) +1} over {cont( c ) + "|"V"|"}</annotation>
  </semantics>
</math>
</file>

<file path=Object 7/content.xml><?xml version="1.0" encoding="utf-8"?>
<math xmlns="http://www.w3.org/1998/Math/MathML" display="block">
  <semantics>
    <mrow>
      <mtext>Naive Bayes:</mtext>
      <mi>P</mi>
      <mrow>
        <mrow>
          <mo fence="true" stretchy="false">(</mo>
          <mrow>
            <mrow>
              <mi>A</mi>
              <mtext>|</mtext>
              <mi>B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i>B</mi>
                  <mtext>|</mtext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  <mo stretchy="false">∝</mo>
        <mrow>
          <mi>P</mi>
          <mrow>
            <mrow>
              <mo fence="true" stretchy="false">(</mo>
              <mrow>
                <mi>A</mi>
              </mrow>
              <mo fence="true" stretchy="false">)</mo>
            </mrow>
            <mo stretchy="false">×</mo>
            <mi>P</mi>
          </mrow>
          <mrow>
            <mo fence="true" stretchy="false">(</mo>
            <mrow>
              <mrow>
                <mi>B</mi>
                <mtext>|</mtext>
                <mi>A</mi>
              </mrow>
            </mrow>
            <mo fence="true" stretchy="false">)</mo>
          </mrow>
        </mrow>
      </mrow>
    </mrow>
    <annotation encoding="StarMath 5.0">"Naive Bayes:" P(A"|"B) =  {P(A) times P(B"|"A)} over {P( B )} prop { P(A) times P(B"|"A) } 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9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